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4fc1ff" loext:opacity="100%" style:font-name="Consolas" fo:font-size="10.5pt" fo:font-weight="normal"/>
    </style:style>
    <style:style style:name="T12" style:family="text">
      <style:text-properties fo:color="#dcdcaa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b5cea8" loext:opacity="100%" style:font-name="Consolas" fo:font-size="10.5pt" fo:font-weight="normal"/>
    </style:style>
    <style:style style:name="T18" style:family="text">
      <style:text-properties fo:color="#808080" loext:opacity="100%" style:font-name="Consolas" fo:font-size="10.5pt" fo:font-weight="normal"/>
    </style:style>
    <style:style style:name="T19" style:family="text">
      <style:text-properties fo:color="#4ec9b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'react'</text:span>;</text:p>
      <text:p text:style-name="P1"><text:span text:style-name="T1">import</text:span> {</text:p>
      <text:p text:style-name="P2">  <text:span text:style-name="T4">ResponsiveContainer</text:span><text:span text:style-name="T5">,</text:span>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/text:p>
      <text:p text:style-name="P1">} <text:span text:style-name="T1">from</text:span> <text:span text:style-name="T3">'recharts'</text:span>;</text:p>
      <text:p text:style-name="P1"><text:span text:style-name="T1">import</text:span> <text:span text:style-name="T2">axios</text:span> <text:span text:style-name="T1">from</text:span> <text:span text:style-name="T3">'axios'</text:span>;</text:p>
      <text:p text:style-name="P1"><text:span text:style-name="T1">import</text:span> <text:span text:style-name="T3">'./Deudas.css'</text:span>;</text:p>
      <text:p text:style-name="P3"/>
      <text:p text:style-name="P1"><text:span text:style-name="T6">const</text:span> <text:span text:style-name="T7">monthNames</text:span> <text:span text:style-name="T8">=</text:span> [<text:span text:style-name="T3">'Ene'</text:span>, <text:span text:style-name="T3">'Feb'</text:span>, <text:span text:style-name="T3">'Mar'</text:span>, <text:span text:style-name="T3">'Abr'</text:span>, <text:span text:style-name="T3">'May'</text:span>, <text:span text:style-name="T3">'Jun'</text:span>, <text:span text:style-name="T3">'Jul'</text:span>, <text:span text:style-name="T3">'Ago'</text:span>, <text:span text:style-name="T3">'Sep'</text:span>, <text:span text:style-name="T3">'Oct'</text:span>, <text:span text:style-name="T3">'Nov'</text:span>, <text:span text:style-name="T3">'Dic'</text:span>];</text:p>
      <text:p text:style-name="P3"/>
      <text:p text:style-name="P1"><text:span text:style-name="T6">const</text:span> <text:span text:style-name="T9">DeudasMensuales</text:span> <text:span text:style-name="T8">=</text:span> () <text:span text:style-name="T6">=&gt;</text:span> {</text:p>
      <text:p text:style-name="P2">  <text:span text:style-name="T10">const</text:span><text:span text:style-name="T5"> [</text:span><text:span text:style-name="T11">data</text:span><text:span text:style-name="T5">, </text:span><text:span text:style-name="T12">setData</text:span><text:span text:style-name="T5">] </text:span><text:span text:style-name="T13">=</text:span><text:span text:style-name="T5"> </text:span><text:span text:style-name="T12">useState</text:span><text:span text:style-name="T5">([]);</text:span></text:p>
      <text:p text:style-name="P3"/>
      <text:p text:style-name="P2">  <text:span text:style-name="T12">useEffect</text:span><text:span text:style-name="T5">(() </text:span><text:span text:style-name="T10">=&gt;</text:span><text:span text:style-name="T5"> {</text:span></text:p>
      <text:p text:style-name="P2">    <text:span text:style-name="T10">const</text:span><text:span text:style-name="T5"> </text:span><text:span text:style-name="T12">fetchData</text:span><text:span text:style-name="T5"> </text:span><text:span text:style-name="T13">=</text:span><text:span text:style-name="T5"> </text:span><text:span text:style-name="T10">async</text:span><text:span text:style-name="T5"> () </text:span><text:span text:style-name="T10">=&gt;</text:span><text:span text:style-name="T5"> {</text:span></text:p>
      <text:p text:style-name="P2">      <text:span text:style-name="T14">try</text:span><text:span text:style-name="T5"> {</text:span></text:p>
      <text:p text:style-name="P2">        <text:span text:style-name="T10">const</text:span><text:span text:style-name="T5"> </text:span><text:span text:style-name="T11">response</text:span><text:span text:style-name="T5"> </text:span><text:span text:style-name="T13">=</text:span><text:span text:style-name="T5"> </text:span><text:span text:style-name="T14">await</text:span><text:span text:style-name="T5"> </text:span><text:span text:style-name="T11">axios</text:span><text:span text:style-name="T5">.</text:span><text:span text:style-name="T12">get</text:span><text:span text:style-name="T5">(</text:span><text:span text:style-name="T15">'/resumen/deudas-mensual'</text:span><text:span text:style-name="T5">);</text:span></text:p>
      <text:p text:style-name="P2">        <text:span text:style-name="T16">// Convertimos el número de mes a abreviatura del nombre</text:span></text:p>
      <text:p text:style-name="P2">        <text:span text:style-name="T10">const</text:span><text:span text:style-name="T5"> </text:span><text:span text:style-name="T11">formattedData</text:span><text:span text:style-name="T5"> </text:span><text:span text:style-name="T13">=</text:span><text:span text:style-name="T5"> </text:span><text:span text:style-name="T11">response</text:span><text:span text:style-name="T5">.</text:span><text:span text:style-name="T4">data</text:span><text:span text:style-name="T5">.</text:span><text:span text:style-name="T12">map</text:span><text:span text:style-name="T5">((</text:span><text:span text:style-name="T4">item</text:span><text:span text:style-name="T5">) </text:span><text:span text:style-name="T10">=&gt;</text:span><text:span text:style-name="T5"> ({</text:span></text:p>
      <text:p text:style-name="P2">          <text:span text:style-name="T13">...</text:span><text:span text:style-name="T4">item</text:span><text:span text:style-name="T5">,</text:span></text:p>
      <text:p text:style-name="P2">          <text:span text:style-name="T4">mes:</text:span><text:span text:style-name="T5"> </text:span><text:span text:style-name="T11">monthNames</text:span><text:span text:style-name="T5">[</text:span><text:span text:style-name="T4">item</text:span><text:span text:style-name="T5">.</text:span><text:span text:style-name="T4">mes</text:span><text:span text:style-name="T5"> </text:span><text:span text:style-name="T13">-</text:span><text:span text:style-name="T5"> </text:span><text:span text:style-name="T17">1</text:span><text:span text:style-name="T5">]  </text:span><text:span text:style-name="T16">// Convertir 1 -&gt; 'Ene', etc.</text:span></text:p>
      <text:p text:style-name="P2">        <text:span text:style-name="T5">}));</text:span></text:p>
      <text:p text:style-name="P2">        <text:span text:style-name="T12">setData</text:span><text:span text:style-name="T5">(</text:span><text:span text:style-name="T11">formattedData</text:span><text:span text:style-name="T5">);</text:span></text:p>
      <text:p text:style-name="P2">      <text:span text:style-name="T5">} </text:span><text:span text:style-name="T14">catch</text:span><text:span text:style-name="T5"> (</text:span><text:span text:style-name="T4">error</text:span><text:span text:style-name="T5">) {</text:span></text:p>
      <text:p text:style-name="P2">        <text:span text:style-name="T4">console</text:span><text:span text:style-name="T5">.</text:span><text:span text:style-name="T12">error</text:span><text:span text:style-name="T5">(</text:span><text:span text:style-name="T15">'Error al obtener las deudas mensuales:'</text:span><text:span text:style-name="T5">, </text:span><text:span text:style-name="T4">error</text:span><text:span text:style-name="T5">);</text:span></text:p>
      <text:p text:style-name="P2">      <text:span text:style-name="T5">}</text:span></text:p>
      <text:p text:style-name="P2">    <text:span text:style-name="T5">};</text:span></text:p>
      <text:p text:style-name="P3"/>
      <text:p text:style-name="P2">    <text:span text:style-name="T12">fetchData</text:span><text:span text:style-name="T5">();</text:span></text:p>
      <text:p text:style-name="P2">  <text:span text:style-name="T5">}, []);</text:span></text:p>
      <text:p text:style-name="P3"/>
      <text:p text:style-name="P2">  <text:span text:style-name="T14">return</text:span><text:span text:style-name="T5"> (</text:span></text:p>
      <text:p text:style-name="P2">    <text:span text:style-name="T18">&lt;</text:span><text:span text:style-name="T10">div</text:span><text:span text:style-name="T5"> </text:span><text:span text:style-name="T4">className</text:span><text:span text:style-name="T13">=</text:span><text:span text:style-name="T15">"chart-container"</text:span><text:span text:style-name="T18">&gt;</text:span></text:p>
      <text:p text:style-name="P2">      <text:span text:style-name="T18">&lt;</text:span><text:span text:style-name="T10">h3</text:span><text:span text:style-name="T5"> </text:span><text:span text:style-name="T4">className</text:span><text:span text:style-name="T13">=</text:span><text:span text:style-name="T15">"chart-title"</text:span><text:span text:style-name="T18">&gt;</text:span><text:span text:style-name="T5">Deudas Mensuales</text:span><text:span text:style-name="T18">&lt;/</text:span><text:span text:style-name="T10">h3</text:span><text:span text:style-name="T18">&gt;</text:span></text:p>
      <text:p text:style-name="P2">      <text:span text:style-name="T18">&lt;</text:span><text:span text:style-name="T19">ResponsiveContainer</text:span><text:span text:style-name="T5"> </text:span><text:span text:style-name="T4">width</text:span><text:span text:style-name="T13">=</text:span><text:span text:style-name="T15">"100%"</text:span><text:span text:style-name="T5"> </text:span><text:span text:style-name="T4">height</text:span><text:span text:style-name="T13">=</text:span><text:span text:style-name="T10">{</text:span><text:span text:style-name="T17">400</text:span><text:span text:style-name="T10">}</text:span><text:span text:style-name="T18">&gt;</text:span></text:p>
      <text:p text:style-name="P2">        <text:span text:style-name="T18">&lt;</text:span><text:span text:style-name="T19">BarChart</text:span><text:span text:style-name="T5"> </text:span><text:span text:style-name="T4">data</text:span><text:span text:style-name="T13">=</text:span><text:span text:style-name="T10">{</text:span><text:span text:style-name="T11">data</text:span><text:span text:style-name="T10">}</text:span><text:span text:style-name="T5"> </text:span><text:span text:style-name="T4">margin</text:span><text:span text:style-name="T13">=</text:span><text:span text:style-name="T10">{</text:span><text:span text:style-name="T13">{ </text:span><text:span text:style-name="T4">top:</text:span><text:span text:style-name="T13"> </text:span><text:span text:style-name="T17">20</text:span><text:span text:style-name="T13">, </text:span><text:span text:style-name="T4">right:</text:span><text:span text:style-name="T13"> </text:span><text:span text:style-name="T17">30</text:span><text:span text:style-name="T13">, </text:span><text:span text:style-name="T4">left:</text:span><text:span text:style-name="T13"> </text:span><text:span text:style-name="T17">0</text:span><text:span text:style-name="T13">, </text:span><text:span text:style-name="T4">bottom:</text:span><text:span text:style-name="T13"> </text:span><text:span text:style-name="T17">5</text:span><text:span text:style-name="T13"> }</text:span><text:span text:style-name="T10">}</text:span><text:span text:style-name="T18">&gt;</text:span></text:p>
      <text:p text:style-name="P2">          <text:span text:style-name="T18">&lt;</text:span><text:span text:style-name="T19">CartesianGrid</text:span><text:span text:style-name="T5"> </text:span><text:span text:style-name="T4">strokeDasharray</text:span><text:span text:style-name="T13">=</text:span><text:span text:style-name="T15">"3 3"</text:span><text:span text:style-name="T5"> </text:span><text:span text:style-name="T18">/&gt;</text:span></text:p>
      <text:p text:style-name="P2">          <text:span text:style-name="T18">&lt;</text:span><text:span text:style-name="T19">XAxis</text:span><text:span text:style-name="T5"> </text:span><text:span text:style-name="T4">dataKey</text:span><text:span text:style-name="T13">=</text:span><text:span text:style-name="T15">"mes"</text:span><text:span text:style-name="T5"> </text:span><text:span text:style-name="T18">/&gt;</text:span></text:p>
      <text:p text:style-name="P2">          <text:span text:style-name="T18">&lt;</text:span><text:span text:style-name="T19">YAxis</text:span><text:span text:style-name="T5"> </text:span><text:span text:style-name="T18">/&gt;</text:span></text:p>
      <text:p text:style-name="P2">          <text:span text:style-name="T18">&lt;</text:span><text:span text:style-name="T19">Tooltip</text:span><text:span text:style-name="T5"> </text:span><text:span text:style-name="T18">/&gt;</text:span></text:p>
      <text:p text:style-name="P2">          <text:span text:style-name="T18">&lt;</text:span><text:span text:style-name="T19">Legend</text:span><text:span text:style-name="T5"> </text:span><text:span text:style-name="T18">/&gt;</text:span></text:p>
      <text:p text:style-name="P2">          <text:span text:style-name="T18">&lt;</text:span><text:span text:style-name="T19">Bar</text:span><text:span text:style-name="T5"> </text:span><text:span text:style-name="T4">dataKey</text:span><text:span text:style-name="T13">=</text:span><text:span text:style-name="T15">"pagado"</text:span><text:span text:style-name="T5"> </text:span><text:span text:style-name="T4">fill</text:span><text:span text:style-name="T13">=</text:span><text:span text:style-name="T15">"#4caf50"</text:span><text:span text:style-name="T5"> </text:span><text:span text:style-name="T4">name</text:span><text:span text:style-name="T13">=</text:span><text:span text:style-name="T15">"Pagado"</text:span><text:span text:style-name="T5"> </text:span><text:span text:style-name="T18">/&gt;</text:span></text:p>
      <text:p text:style-name="P2">          <text:span text:style-name="T18">&lt;</text:span><text:span text:style-name="T19">Bar</text:span><text:span text:style-name="T5"> </text:span><text:span text:style-name="T4">dataKey</text:span><text:span text:style-name="T13">=</text:span><text:span text:style-name="T15">"pendiente"</text:span><text:span text:style-name="T5"> </text:span><text:span text:style-name="T4">fill</text:span><text:span text:style-name="T13">=</text:span><text:span text:style-name="T15">"#f44336"</text:span><text:span text:style-name="T5"> </text:span><text:span text:style-name="T4">name</text:span><text:span text:style-name="T13">=</text:span><text:span text:style-name="T15">"Pendiente"</text:span><text:span text:style-name="T5"> </text:span><text:span text:style-name="T18">/&gt;</text:span></text:p>
      <text:p text:style-name="P2">        <text:span text:style-name="T18">&lt;/</text:span><text:span text:style-name="T19">BarChart</text:span><text:span text:style-name="T18">&gt;</text:span></text:p>
      <text:p text:style-name="P2"><text:soft-page-break/>      <text:span text:style-name="T18">&lt;/</text:span><text:span text:style-name="T19">ResponsiveContainer</text:span><text:span text:style-name="T18">&gt;</text:span></text:p>
      <text:p text:style-name="P2">    <text:span text:style-name="T18">&lt;/</text:span><text:span text:style-name="T10">div</text:span><text:span text:style-name="T18">&gt;</text:span></text:p>
      <text:p text:style-name="P2">  <text:span text:style-name="T5">);</text:span></text:p>
      <text:p text:style-name="P1">};</text:p>
      <text:p text:style-name="P3"/>
      <text:p text:style-name="P1"><text:span text:style-name="T1">export</text:span> <text:span text:style-name="T1">default</text:span> <text:span text:style-name="T9">DeudasMensuales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2:32:37.799815500</meta:creation-date>
    <dc:date>2025-08-07T22:32:51.118284300</dc:date>
    <meta:editing-duration>PT13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0" meta:word-count="168" meta:character-count="1513" meta:non-whitespace-character-count="1158"/>
  </office:meta>
</office:document-meta>
</file>